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4cab"/>
    </style:style>
    <style:style style:name="P2" style:family="paragraph" style:parent-style-name="Standard">
      <style:text-properties officeooo:rsid="00064cab" officeooo:paragraph-rsid="00064cab"/>
    </style:style>
    <style:style style:name="P3" style:family="paragraph" style:parent-style-name="Standard" style:list-style-name="L1">
      <style:text-properties officeooo:rsid="00064cab" officeooo:paragraph-rsid="00064cab"/>
    </style:style>
    <style:style style:name="P4" style:family="paragraph" style:parent-style-name="Standard" style:list-style-name="L1">
      <style:text-properties officeooo:rsid="00070570" officeooo:paragraph-rsid="00070570"/>
    </style:style>
    <style:style style:name="P5" style:family="paragraph" style:parent-style-name="Standard">
      <style:text-properties officeooo:rsid="00070570" officeooo:paragraph-rsid="00070570"/>
    </style:style>
    <style:style style:name="P6" style:family="paragraph" style:parent-style-name="Standard">
      <style:paragraph-properties fo:break-before="page"/>
      <style:text-properties officeooo:rsid="00064cab" officeooo:paragraph-rsid="00064cab"/>
    </style:style>
    <style:style style:name="T1" style:family="text">
      <style:text-properties officeooo:rsid="00070570"/>
    </style:style>
    <style:style style:name="T2" style:family="text">
      <style:text-properties officeooo:rsid="000850b1"/>
    </style:style>
    <style:style style:name="T3" style:family="text">
      <style:text-properties officeooo:rsid="000a04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sented are 20 haikus, some of which are computer-generated and some are human-written. The number of either is a secret.</text:p>
      <text:p text:style-name="P2"/>
      <text:p text:style-name="P2">Evaluate each haiku using 2 metrics:</text:p>
      <text:list xml:id="list1050530536" text:style-name="L1">
        <text:list-item>
          <text:p text:style-name="P3">How much do you like the haiku (<text:span text:style-name="T1">1-5, 1; not at all, 5; very much)</text:span></text:p>
        </text:list-item>
        <text:list-item>
          <text:p text:style-name="P4">How certain are you the haiku was written by a human author (1-5, 1; certain that the haiku was computer-generated, 3; uncertain of either, 5; certain that the haiku was written by a human author)</text:p>
        </text:list-item>
      </text:list>
      <text:p text:style-name="P5"/>
      <text:p text:style-name="P5"><text:span text:style-name="T3">To enable automatic result processing,</text:span> submit your choices in csv or txt file format in the following format;</text:p>
      <text:p text:style-name="P5"/>
      <text:p text:style-name="P5">&lt;metric 1&gt;, &lt;metric 2&gt;</text:p>
      <text:p text:style-name="P5">&lt;metric 1&gt;, &lt;metric 2&gt;</text:p>
      <text:p text:style-name="P5">…</text:p>
      <text:p text:style-name="P5">&lt;metric 1&gt;, &lt;metric 2&gt;</text:p>
      <text:p text:style-name="P5"/>
      <text:p text:style-name="P5">Each line contains a comma (‘,’) separated evaluations of a haiku. First line for first haiku, second for second, etc.</text:p>
      <text:p text:style-name="P5"/>
      <text:p text:style-name="P5">Example:</text:p>
      <text:p text:style-name="P5"/>
      <text:p text:style-name="P5">4, 4</text:p>
      <text:p text:style-name="P5">2, 1</text:p>
      <text:p text:style-name="P5">3, 2</text:p>
      <text:p text:style-name="P5">…</text:p>
      <text:p text:style-name="P5">5, 4</text:p>
      <text:p text:style-name="P5"/>
      <text:p text:style-name="P5">Thank you for your time!</text:p>
      <text:p text:style-name="P6">1.</text:p>
      <text:p text:style-name="Standard">spring fever</text:p>
      <text:p text:style-name="Standard">tree roots cracking</text:p>
      <text:p text:style-name="Standard">the concrete</text:p>
      <text:p text:style-name="Standard"/>
      <text:p text:style-name="P2">2.</text:p>
      <text:p text:style-name="P1">evening coffee</text:p>
      <text:p text:style-name="P1">light and deft, some way we both should understand</text:p>
      <text:p text:style-name="P1">even hotter</text:p>
      <text:p text:style-name="Standard"/>
      <text:p text:style-name="P2">3.</text:p>
      <text:p text:style-name="P1">evening coffee</text:p>
      <text:p text:style-name="P1">the chalkboard scent</text:p>
      <text:p text:style-name="P1">belly</text:p>
      <text:p text:style-name="Standard"/>
      <text:p text:style-name="P2">4.</text:p>
      <text:p text:style-name="P1">early storm warning</text:p>
      <text:p text:style-name="P1">I stand next to <text:span text:style-name="T2">a tree</text:span></text:p>
      <text:p text:style-name="P1">coloured into darkness</text:p>
      <text:p text:style-name="Standard"/>
      <text:p text:style-name="P2">5.</text:p>
      <text:p text:style-name="Standard">freeze warning--</text:p>
      <text:p text:style-name="Standard">the need to pee</text:p>
      <text:p text:style-name="Standard">once we hit traffic</text:p>
      <text:p text:style-name="Standard"/>
      <text:p text:style-name="P2">6.</text:p>
      <text:p text:style-name="Standard">freeze warning--</text:p>
      <text:p text:style-name="Standard">a couple of homeless guys</text:p>
      <text:p text:style-name="Standard">feeding seagulls</text:p>
      <text:p text:style-name="Standard"/>
      <text:p text:style-name="P2">7.</text:p>
      <text:p text:style-name="P1">instant with moonlight</text:p>
      <text:p text:style-name="P1">on the middle of the table</text:p>
      <text:p text:style-name="P1">waiting for day.</text:p>
      <text:p text:style-name="Standard"/>
      <text:p text:style-name="P2">8.</text:p>
      <text:p text:style-name="Standard">dusk--</text:p>
      <text:p text:style-name="Standard">songbirds' voices</text:p>
      <text:p text:style-name="Standard">disappear too</text:p>
      <text:p text:style-name="Standard"/>
      <text:p text:style-name="P2">9.</text:p>
      <text:p text:style-name="P1">late poplar --</text:p>
      <text:p text:style-name="P1">fireflies rise up</text:p>
      <text:p text:style-name="P1">could follow you.</text:p>
      <text:p text:style-name="Standard"/>
      <text:p text:style-name="P2">10.</text:p>
      <text:p text:style-name="Standard">fortieth birthday</text:p>
      <text:p text:style-name="Standard">fastening my old belt</text:p>
      <text:p text:style-name="Standard">at a new hole</text:p>
      <text:p text:style-name="P6">11.</text:p>
      <text:p text:style-name="P1">empty beaches</text:p>
      <text:p text:style-name="P1">the warmth of our tears</text:p>
      <text:p text:style-name="P1">end of summer</text:p>
      <text:p text:style-name="P1"/>
      <text:p text:style-name="P2">12.</text:p>
      <text:p text:style-name="P1">humid night--</text:p>
      <text:p text:style-name="P1">with a candle</text:p>
      <text:p text:style-name="P1">first spring wind</text:p>
      <text:p text:style-name="P1"/>
      <text:p text:style-name="P2">13.</text:p>
      <text:p text:style-name="P1">lull--</text:p>
      <text:p text:style-name="P1">reading into the braille </text:p>
      <text:p text:style-name="P1">of your goose bumps</text:p>
      <text:p text:style-name="Standard"/>
      <text:p text:style-name="P2">14.</text:p>
      <text:p text:style-name="P1">long after</text:p>
      <text:p text:style-name="P1">the leaves of our rose; Their widening scope,</text:p>
      <text:p text:style-name="P1">wound again and again.</text:p>
      <text:p text:style-name="Standard"/>
      <text:p text:style-name="P2">15.</text:p>
      <text:p text:style-name="Standard">corner of dark street</text:p>
      <text:p text:style-name="Standard">shadow of </text:p>
      <text:p text:style-name="Standard">ice cream truck</text:p>
      <text:p text:style-name="Standard"/>
      <text:p text:style-name="P2">16.</text:p>
      <text:p text:style-name="P1">dust--</text:p>
      <text:p text:style-name="P1">she sees the wild bee wings, Tiny trees for tiny</text:p>
      <text:p text:style-name="P1">Mrs.</text:p>
      <text:p text:style-name="P1"/>
      <text:p text:style-name="P2">17.</text:p>
      <text:p text:style-name="P1">summer haze</text:p>
      <text:p text:style-name="P1">the echo of the ancient trees</text:p>
      <text:p text:style-name="P1">forced on the wind</text:p>
      <text:p text:style-name="P1"/>
      <text:p text:style-name="P2">18.</text:p>
      <text:p text:style-name="P1">fishing boats</text:p>
      <text:p text:style-name="P1">who would break the tombs of saints--</text:p>
      <text:p text:style-name="P1">behind the pier.</text:p>
      <text:p text:style-name="Standard"/>
      <text:p text:style-name="P2">19.</text:p>
      <text:p text:style-name="Standard">forgetting my words</text:p>
      <text:p text:style-name="Standard">step by step</text:p>
      <text:p text:style-name="Standard">the autumn night deepens</text:p>
      <text:p text:style-name="Standard"/>
      <text:p text:style-name="P2">20.</text:p>
      <text:p text:style-name="P1">winter solstice</text:p>
      <text:p text:style-name="P1">the pond of old destry</text:p>
      <text:p text:style-name="P1">the armies fade, and lustre di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2:23:17.893000000</meta:creation-date>
    <dc:date>2021-05-28T13:17:47.736000000</dc:date>
    <meta:editing-duration>PT13M48S</meta:editing-duration>
    <meta:editing-cycles>4</meta:editing-cycles>
    <meta:generator>LibreOffice/6.2.8.2$Windows_X86_64 LibreOffice_project/f82ddfca21ebc1e222a662a32b25c0c9d20169ee</meta:generator>
    <meta:document-statistic meta:table-count="0" meta:image-count="0" meta:object-count="0" meta:page-count="3" meta:paragraph-count="97" meta:word-count="366" meta:character-count="1914" meta:non-whitespace-character-count="1645"/>
  </office:meta>
</office:document-meta>
</file>